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NL4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0879">
            <text:p>0.0087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6531">
            <text:p>0.00653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4718">
            <text:p>0.00471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443">
            <text:p>0.0044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776">
            <text:p>0.0077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4499">
            <text:p>0.00449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4505">
            <text:p>0.00450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6264">
            <text:p>0.0062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4245">
            <text:p>0.00424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3935">
            <text:p>0.003935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</text:p>
          </table:table-cell>
        </table:table-row>
        <table:table-row table:style-name="ro1">
          <table:table-cell table:formula="of:=MIN([.B1:.B10])" office:value-type="float" office:value="0.003935">
            <text:p>0.003935</text:p>
          </table:table-cell>
          <table:table-cell table:formula="of:=AVERAGE([.B1:.B10])" office:value-type="float" office:value="0.0055677">
            <text:p>0.0055677</text:p>
          </table:table-cell>
          <table:table-cell table:formula="of:=MAX([.B1:.B10])" office:value-type="float" office:value="0.00879">
            <text:p>0.00879</text:p>
          </table:table-cell>
          <table:table-cell table:formula="of:=STDEV([.B1:.B10])" office:value-type="float" office:value="0.00167680993755007">
            <text:p>0.0016768099</text:p>
          </table:table-cell>
        </table:table-row>
      </table:table>
      <table:table table:name="NL6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10814">
            <text:p>0.0108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8688">
            <text:p>0.01868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4887">
            <text:p>0.01488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3368">
            <text:p>0.0133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3959">
            <text:p>0.01395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4434">
            <text:p>0.04443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3881">
            <text:p>0.01388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2052">
            <text:p>0.01205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1894">
            <text:p>0.01189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1924">
            <text:p>0.011924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</text:p>
          </table:table-cell>
        </table:table-row>
        <table:table-row table:style-name="ro1">
          <table:table-cell table:formula="of:=MIN([.B1:.B10])" office:value-type="float" office:value="0.010814">
            <text:p>0.010814</text:p>
          </table:table-cell>
          <table:table-cell table:formula="of:=AVERAGE([.B1:.B10])" office:value-type="float" office:value="0.0165901">
            <text:p>0.0165901</text:p>
          </table:table-cell>
          <table:table-cell table:formula="of:=MAX([.B1:.B10])" office:value-type="float" office:value="0.044434">
            <text:p>0.044434</text:p>
          </table:table-cell>
          <table:table-cell table:formula="of:=STDEV([.B1:.B10])" office:value-type="float" office:value="0.0100278050489626">
            <text:p>0.010027805</text:p>
          </table:table-cell>
        </table:table-row>
      </table:table>
      <table:table table:name="NL8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20459">
            <text:p>0.02045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9671">
            <text:p>0.01967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1508">
            <text:p>0.02150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0116">
            <text:p>0.02011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04929">
            <text:p>0.10492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558245">
            <text:p>18.55824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5349">
            <text:p>0.03534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526">
            <text:p>0.0252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32984">
            <text:p>0.03298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47737">
            <text:p>0.047737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</text:p>
          </table:table-cell>
        </table:table-row>
        <table:table-row table:style-name="ro1">
          <table:table-cell table:formula="of:=MIN([.B1:.B10])" office:value-type="float" office:value="0.019671">
            <text:p>0.019671</text:p>
          </table:table-cell>
          <table:table-cell table:formula="of:=AVERAGE([.B1:.B10])" office:value-type="float" office:value="1.8886258">
            <text:p>1.8886258</text:p>
          </table:table-cell>
          <table:table-cell table:formula="of:=MAX([.B1:.B10])" office:value-type="float" office:value="18.558245">
            <text:p>18.558245</text:p>
          </table:table-cell>
          <table:table-cell table:formula="of:=STDEV([.B1:.B10])" office:value-type="float" office:value="5.85716390036905">
            <text:p>5.8571639004</text:p>
          </table:table-cell>
        </table:table-row>
      </table:table>
      <table:table table:name="NL10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75865">
            <text:p>0.07586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819734">
            <text:p>1.8197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0645">
            <text:p>0.05064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40607">
            <text:p>0.04060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9904">
            <text:p>0.05990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2579">
            <text:p>0.04257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1369">
            <text:p>0.0313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49769">
            <text:p>0.04976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.247816">
            <text:p>28.24781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.291485">
            <text:p>112.291485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</text:p>
          </table:table-cell>
        </table:table-row>
        <table:table-row table:style-name="ro1">
          <table:table-cell table:formula="of:=MIN([.B1:.B10])" office:value-type="float" office:value="0.031369">
            <text:p>0.031369</text:p>
          </table:table-cell>
          <table:table-cell table:formula="of:=AVERAGE([.B1:.B10])" office:value-type="float" office:value="14.2709773">
            <text:p>14.2709773</text:p>
          </table:table-cell>
          <table:table-cell table:formula="of:=MAX([.B1:.B10])" office:value-type="float" office:value="112.291485">
            <text:p>112.291485</text:p>
          </table:table-cell>
          <table:table-cell table:formula="of:=STDEV([.B1:.B10])" office:value-type="float" office:value="35.5497133054628">
            <text:p>35.5497133055</text:p>
          </table:table-cell>
        </table:table-row>
      </table:table>
      <table:table table:name="NL12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84369">
            <text:p>0.08436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095965">
            <text:p>2.09596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5281">
            <text:p>0.33528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98239">
            <text:p>10.29823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36718">
            <text:p>0.73671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33017">
            <text:p>0.23301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55442">
            <text:p>0.05544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.114385">
            <text:p>51.11438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91171">
            <text:p>0.09117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.907961">
            <text:p>22.907961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</text:p>
          </table:table-cell>
        </table:table-row>
        <table:table-row table:style-name="ro1">
          <table:table-cell table:formula="of:=MIN([.B1:.B10])" office:value-type="float" office:value="0.055442">
            <text:p>0.055442</text:p>
          </table:table-cell>
          <table:table-cell table:formula="of:=AVERAGE([.B1:.B10])" office:value-type="float" office:value="8.7952548">
            <text:p>8.7952548</text:p>
          </table:table-cell>
          <table:table-cell table:formula="of:=MAX([.B1:.B10])" office:value-type="float" office:value="51.114385">
            <text:p>51.114385</text:p>
          </table:table-cell>
          <table:table-cell table:formula="of:=STDEV([.B1:.B10])" office:value-type="float" office:value="16.5833407862509">
            <text:p>16.5833407863</text:p>
          </table:table-cell>
        </table:table-row>
      </table:table>
      <table:table table:name="NL14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178943">
            <text:p>0.17894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05744">
            <text:p>112.057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036373">
            <text:p>4.03637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6786">
            <text:p>0.15678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72168">
            <text:p>9.27216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05672">
            <text:p>3.0567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.23654">
            <text:p>221.2365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2.95317">
            <text:p>612.9531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77852">
            <text:p>4.7785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88859">
            <text:p>0.088859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</text:p>
          </table:table-cell>
        </table:table-row>
        <table:table-row table:style-name="ro1">
          <table:table-cell table:formula="of:=MIN([.B1:.B10])" office:value-type="float" office:value="0.088859">
            <text:p>0.088859</text:p>
          </table:table-cell>
          <table:table-cell table:formula="of:=AVERAGE([.B1:.B10])" office:value-type="float" office:value="96.7815519">
            <text:p>96.7815519</text:p>
          </table:table-cell>
          <table:table-cell table:formula="of:=MAX([.B1:.B10])" office:value-type="float" office:value="612.95317">
            <text:p>612.95317</text:p>
          </table:table-cell>
          <table:table-cell table:formula="of:=STDEV([.B1:.B10])" office:value-type="float" office:value="195.414626120742">
            <text:p>195.4146261207</text:p>
          </table:table-cell>
        </table:table-row>
      </table:table>
      <table:table table:name="NL16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1 </text:p>
          </table:table-cell>
          <table:table-cell office:value-type="float" office:value="1.088595">
            <text:p>1.088595</text:p>
          </table:table-cell>
          <table:table-cell table:number-columns-repeated="2"/>
        </table:table-row>
        <table:table-row table:style-name="ro1">
          <table:table-cell office:value-type="string">
            <text:p>2 </text:p>
          </table:table-cell>
          <table:table-cell office:value-type="float" office:value="1.19531">
            <text:p>1.19531</text:p>
          </table:table-cell>
          <table:table-cell table:number-columns-repeated="2"/>
        </table:table-row>
        <table:table-row table:style-name="ro1">
          <table:table-cell office:value-type="string">
            <text:p>3 </text:p>
          </table:table-cell>
          <table:table-cell office:value-type="float" office:value="28.54236">
            <text:p>28.54236</text:p>
          </table:table-cell>
          <table:table-cell table:number-columns-repeated="2"/>
        </table:table-row>
        <table:table-row table:style-name="ro1">
          <table:table-cell office:value-type="string">
            <text:p>4 </text:p>
          </table:table-cell>
          <table:table-cell office:value-type="float" office:value="699.93577">
            <text:p>699.93577</text:p>
          </table:table-cell>
          <table:table-cell table:number-columns-repeated="2"/>
        </table:table-row>
        <table:table-row table:style-name="ro1">
          <table:table-cell office:value-type="string">
            <text:p>5 </text:p>
          </table:table-cell>
          <table:table-cell office:value-type="float" office:value="3.012245">
            <text:p>3.012245</text:p>
          </table:table-cell>
          <table:table-cell table:number-columns-repeated="2"/>
        </table:table-row>
        <table:table-row table:style-name="ro1">
          <table:table-cell office:value-type="string">
            <text:p>6 </text:p>
          </table:table-cell>
          <table:table-cell office:value-type="float" office:value="25.946582">
            <text:p>25.946582</text:p>
          </table:table-cell>
          <table:table-cell table:number-columns-repeated="2"/>
        </table:table-row>
        <table:table-row table:style-name="ro1">
          <table:table-cell office:value-type="string">
            <text:p>7 </text:p>
          </table:table-cell>
          <table:table-cell office:value-type="float" office:value="558.9123">
            <text:p>558.9123</text:p>
          </table:table-cell>
          <table:table-cell table:number-columns-repeated="2"/>
        </table:table-row>
        <table:table-row table:style-name="ro1">
          <table:table-cell office:value-type="string">
            <text:p>8 </text:p>
          </table:table-cell>
          <table:table-cell office:value-type="float" office:value="711.325129">
            <text:p>711.325129</text:p>
          </table:table-cell>
          <table:table-cell table:number-columns-repeated="2"/>
        </table:table-row>
        <table:table-row table:style-name="ro1">
          <table:table-cell office:value-type="string">
            <text:p>9 </text:p>
          </table:table-cell>
          <table:table-cell office:value-type="float" office:value="823.22564">
            <text:p>823.22564</text:p>
          </table:table-cell>
          <table:table-cell table:number-columns-repeated="2"/>
        </table:table-row>
        <table:table-row table:style-name="ro1">
          <table:table-cell office:value-type="string">
            <text:p>10 </text:p>
          </table:table-cell>
          <table:table-cell office:value-type="float" office:value="7.02341">
            <text:p>7.02341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</text:p>
          </table:table-cell>
        </table:table-row>
        <table:table-row table:style-name="ro1">
          <table:table-cell table:style-name="Default" table:formula="of:=MIN([.B1:.B10])" office:value-type="float" office:value="1.088595">
            <text:p>1.088595</text:p>
          </table:table-cell>
          <table:table-cell table:formula="of:=AVERAGE([.B1:.B10])" office:value-type="float" office:value="286.0207341">
            <text:p>286.0207341</text:p>
          </table:table-cell>
          <table:table-cell table:formula="of:=MAX([.B1:.B10])" office:value-type="float" office:value="823.22564">
            <text:p>823.22564</text:p>
          </table:table-cell>
          <table:table-cell table:formula="of:=STDEV([.B1:.B10])" office:value-type="float" office:value="360.469946121406">
            <text:p>360.46994612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00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 Quan</meta:initial-creator>
    <meta:creation-date>2011-03-15T23:54:13</meta:creation-date>
    <dc:date>2011-03-16T00:01:12</dc:date>
    <dc:creator>Li Quan</dc:creator>
    <meta:editing-duration>PT00H07M01S</meta:editing-duration>
    <meta:editing-cycles>1</meta:editing-cycles>
    <meta:document-statistic meta:table-count="7" meta:cell-count="196" meta:object-count="0"/>
    <meta:generator>OpenOffice.org/3.2$Unix OpenOffice.org_project/320m19$Build-9505</meta:generator>
  </office:meta>
</office:document-meta>
</file>